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2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51.61mm" svg:y="7.9mm">
            <loext:p draw:notify-on-update-of-ranges="Sheet1.D2:Sheet1.D22 Sheet1.E2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F</text:p>
          </table:table-cell>
          <table:table-cell table:style-name="ce1" office:value-type="string" calcext:value-type="string">
            <text:p>R (K<text:span text:style-name="T1">Ω</text:span>)</text:p>
          </table:table-cell>
          <table:table-cell table:style-name="ce1" office:value-type="string" calcext:value-type="string">
            <text:p>F (Khz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table:formula="of:= (10^-3)/(2*3.14*([.D2]*1000)*([.$B$1]*(10^-12)))" office:value-type="float" office:value="12.9459893325048" calcext:value-type="float">
            <text:p>12.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]+10" office:value-type="float" office:value="25" calcext:value-type="float">
            <text:p>25</text:p>
          </table:table-cell>
          <table:table-cell table:style-name="ce3" table:formula="of:= (10^-3)/(2*3.14*([.D3]*1000)*([.$B$1]*(10^-12)))" office:value-type="float" office:value="7.76759359950287" calcext:value-type="float">
            <text:p>7.7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]+10" office:value-type="float" office:value="35" calcext:value-type="float">
            <text:p>35</text:p>
          </table:table-cell>
          <table:table-cell table:style-name="ce3" table:formula="of:= (10^-3)/(2*3.14*([.D4]*1000)*([.$B$1]*(10^-12)))" office:value-type="float" office:value="5.54828114250205" calcext:value-type="float">
            <text:p>5.5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4]+10" office:value-type="float" office:value="45" calcext:value-type="float">
            <text:p>45</text:p>
          </table:table-cell>
          <table:table-cell table:style-name="ce3" table:formula="of:= (10^-3)/(2*3.14*([.D5]*1000)*([.$B$1]*(10^-12)))" office:value-type="float" office:value="4.3153297775016" calcext:value-type="float">
            <text:p>4.3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5]+10" office:value-type="float" office:value="55" calcext:value-type="float">
            <text:p>55</text:p>
          </table:table-cell>
          <table:table-cell table:style-name="ce3" table:formula="of:= (10^-3)/(2*3.14*([.D6]*1000)*([.$B$1]*(10^-12)))" office:value-type="float" office:value="3.5307243634104" calcext:value-type="float">
            <text:p>3.5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]+10" office:value-type="float" office:value="65" calcext:value-type="float">
            <text:p>65</text:p>
          </table:table-cell>
          <table:table-cell table:style-name="ce3" table:formula="of:= (10^-3)/(2*3.14*([.D7]*1000)*([.$B$1]*(10^-12)))" office:value-type="float" office:value="2.9875359998088" calcext:value-type="float">
            <text:p>2.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+10" office:value-type="float" office:value="75" calcext:value-type="float">
            <text:p>75</text:p>
          </table:table-cell>
          <table:table-cell table:style-name="ce3" table:formula="of:= (10^-3)/(2*3.14*([.D8]*1000)*([.$B$1]*(10^-12)))" office:value-type="float" office:value="2.58919786650096" calcext:value-type="float">
            <text:p>2.5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+10" office:value-type="float" office:value="85" calcext:value-type="float">
            <text:p>85</text:p>
          </table:table-cell>
          <table:table-cell table:style-name="ce3" table:formula="of:= (10^-3)/(2*3.14*([.D9]*1000)*([.$B$1]*(10^-12)))" office:value-type="float" office:value="2.28458635279496" calcext:value-type="float">
            <text:p>2.2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9]+10" office:value-type="float" office:value="95" calcext:value-type="float">
            <text:p>95</text:p>
          </table:table-cell>
          <table:table-cell table:style-name="ce3" table:formula="of:= (10^-3)/(2*3.14*([.D10]*1000)*([.$B$1]*(10^-12)))" office:value-type="float" office:value="2.04410357881655" calcext:value-type="float">
            <text:p>2.0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0]+10" office:value-type="float" office:value="105" calcext:value-type="float">
            <text:p>105</text:p>
          </table:table-cell>
          <table:table-cell table:style-name="ce3" table:formula="of:= (10^-3)/(2*3.14*([.D11]*1000)*([.$B$1]*(10^-12)))" office:value-type="float" office:value="1.84942704750068" calcext:value-type="float">
            <text:p>1.8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1]+10" office:value-type="float" office:value="115" calcext:value-type="float">
            <text:p>115</text:p>
          </table:table-cell>
          <table:table-cell table:style-name="ce3" table:formula="of:= (10^-3)/(2*3.14*([.D12]*1000)*([.$B$1]*(10^-12)))" office:value-type="float" office:value="1.68860730423976" calcext:value-type="float">
            <text:p>1.6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2]+10" office:value-type="float" office:value="125" calcext:value-type="float">
            <text:p>125</text:p>
          </table:table-cell>
          <table:table-cell table:style-name="ce3" table:formula="of:= (10^-3)/(2*3.14*([.D13]*1000)*([.$B$1]*(10^-12)))" office:value-type="float" office:value="1.55351871990057" calcext:value-type="float">
            <text:p>1.5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3]+10" office:value-type="float" office:value="135" calcext:value-type="float">
            <text:p>135</text:p>
          </table:table-cell>
          <table:table-cell table:style-name="ce3" table:formula="of:= (10^-3)/(2*3.14*([.D14]*1000)*([.$B$1]*(10^-12)))" office:value-type="float" office:value="1.4384432591672" calcext:value-type="float">
            <text:p>1.4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4]+10" office:value-type="float" office:value="145" calcext:value-type="float">
            <text:p>145</text:p>
          </table:table-cell>
          <table:table-cell table:style-name="ce3" table:formula="of:= (10^-3)/(2*3.14*([.D15]*1000)*([.$B$1]*(10^-12)))" office:value-type="float" office:value="1.33924027577636" calcext:value-type="float">
            <text:p>1.3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5]+10" office:value-type="float" office:value="155" calcext:value-type="float">
            <text:p>155</text:p>
          </table:table-cell>
          <table:table-cell table:style-name="ce3" table:formula="of:= (10^-3)/(2*3.14*([.D16]*1000)*([.$B$1]*(10^-12)))" office:value-type="float" office:value="1.25283767733917" calcext:value-type="float">
            <text:p>1.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6]+10" office:value-type="float" office:value="165" calcext:value-type="float">
            <text:p>165</text:p>
          </table:table-cell>
          <table:table-cell table:style-name="ce3" table:formula="of:= (10^-3)/(2*3.14*([.D17]*1000)*([.$B$1]*(10^-12)))" office:value-type="float" office:value="1.1769081211368" calcext:value-type="float">
            <text:p>1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7]+10" office:value-type="float" office:value="175" calcext:value-type="float">
            <text:p>175</text:p>
          </table:table-cell>
          <table:table-cell table:style-name="ce3" table:formula="of:= (10^-3)/(2*3.14*([.D18]*1000)*([.$B$1]*(10^-12)))" office:value-type="float" office:value="1.1096562285004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8]+10" office:value-type="float" office:value="185" calcext:value-type="float">
            <text:p>185</text:p>
          </table:table-cell>
          <table:table-cell table:style-name="ce3" table:formula="of:= (10^-3)/(2*3.14*([.D19]*1000)*([.$B$1]*(10^-12)))" office:value-type="float" office:value="1.04967481074363" calcext:value-type="float">
            <text:p>1.0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9]+10" office:value-type="float" office:value="195" calcext:value-type="float">
            <text:p>195</text:p>
          </table:table-cell>
          <table:table-cell table:style-name="ce3" table:formula="of:= (10^-3)/(2*3.14*([.D20]*1000)*([.$B$1]*(10^-12)))" office:value-type="float" office:value="0.995845333269599" calcext:value-type="float">
            <text:p>1.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0]+10" office:value-type="float" office:value="205" calcext:value-type="float">
            <text:p>205</text:p>
          </table:table-cell>
          <table:table-cell table:style-name="ce3" table:formula="of:= (10^-3)/(2*3.14*([.D21]*1000)*([.$B$1]*(10^-12)))" office:value-type="float" office:value="0.947267512134497" calcext:value-type="float">
            <text:p>0.9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1]+10" office:value-type="float" office:value="215" calcext:value-type="float">
            <text:p>215</text:p>
          </table:table-cell>
          <table:table-cell table:style-name="ce3" table:formula="of:= (10^-3)/(2*3.14*([.D22]*1000)*([.$B$1]*(10^-12)))" office:value-type="float" office:value="0.90320855808173" calcext:value-type="float">
            <text:p>0.90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 calcext:value-type="string">
            <text:p>F (Khz)</text:p>
          </table:table-cell>
          <table:table-cell table:style-name="ce1" office:value-type="string" calcext:value-type="string">
            <text:p>Phase shif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(([.G30]-1)/[.G30])*9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(([.G31]-1)/[.G31])*90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(([.G32]-1)/[.G32])*90" office:value-type="float" office:value="60" calcext:value-type="float">
            <text:p>6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F</text:p>
          </table:table-cell>
          <table:table-cell table:style-name="ce1" office:value-type="string" calcext:value-type="string">
            <text:p>R (K<text:span text:style-name="T1">Ω</text:span>)</text:p>
          </table:table-cell>
          <table:table-cell table:style-name="ce1" office:value-type="string" calcext:value-type="string">
            <text:p>F (Khz)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4" table:formula="of:=(([.G33]-1)/[.G33])*90" office:value-type="float" office:value="67.5" calcext:value-type="float">
            <text:p>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table:formula="of:=1/(2*3.14*[.M33]*1000*[.$K$32]*(10^-9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([.G34]-1)/[.G34])*90" office:value-type="float" office:value="72" calcext:value-type="float">
            <text:p>72</text:p>
          </table:table-cell>
          <table:table-cell table:number-columns-repeated="4"/>
          <table:table-cell table:formula="of:=[.M33]+10" office:value-type="float" office:value="10" calcext:value-type="float">
            <text:p>10</text:p>
          </table:table-cell>
          <table:table-cell table:style-name="ce2" table:formula="of:=1/(2*3.14*[.M34]*1000*[.$K$32]*(10^-9))" office:value-type="float" office:value="10615.7112526539" calcext:value-type="float">
            <text:p>10615.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([.G35]-1)/[.G35])*90" office:value-type="float" office:value="75" calcext:value-type="float">
            <text:p>75</text:p>
          </table:table-cell>
          <table:table-cell table:number-columns-repeated="4"/>
          <table:table-cell table:formula="of:=[.M34]+10" office:value-type="float" office:value="20" calcext:value-type="float">
            <text:p>20</text:p>
          </table:table-cell>
          <table:table-cell table:style-name="ce2" table:formula="of:=1/(2*3.14*[.M35]*1000*[.$K$32]*(10^-9))" office:value-type="float" office:value="5307.85562632696" calcext:value-type="float">
            <text:p>5307.9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" table:formula="of:=(([.G36]-1)/[.G36])*90" office:value-type="float" office:value="77.1428571428571" calcext:value-type="float">
            <text:p>77</text:p>
          </table:table-cell>
          <table:table-cell table:number-columns-repeated="4"/>
          <table:table-cell table:formula="of:=[.M35]+10" office:value-type="float" office:value="30" calcext:value-type="float">
            <text:p>30</text:p>
          </table:table-cell>
          <table:table-cell table:style-name="ce2" table:formula="of:=1/(2*3.14*[.M36]*1000*[.$K$32]*(10^-9))" office:value-type="float" office:value="3538.57041755131" calcext:value-type="float">
            <text:p>3538.6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" table:formula="of:=(([.G37]-1)/[.G37])*90" office:value-type="float" office:value="78.75" calcext:value-type="float">
            <text:p>79</text:p>
          </table:table-cell>
          <table:table-cell table:number-columns-repeated="4"/>
          <table:table-cell table:formula="of:=[.M36]+10" office:value-type="float" office:value="40" calcext:value-type="float">
            <text:p>40</text:p>
          </table:table-cell>
          <table:table-cell table:style-name="ce2" table:formula="of:=1/(2*3.14*[.M37]*1000*[.$K$32]*(10^-9))" office:value-type="float" office:value="2653.92781316348" calcext:value-type="float">
            <text:p>2653.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(([.G38]-1)/[.G38])*90" office:value-type="float" office:value="80" calcext:value-type="float">
            <text:p>80</text:p>
          </table:table-cell>
          <table:table-cell table:number-columns-repeated="4"/>
          <table:table-cell table:formula="of:=[.M37]+10" office:value-type="float" office:value="50" calcext:value-type="float">
            <text:p>50</text:p>
          </table:table-cell>
          <table:table-cell table:style-name="ce2" table:formula="of:=1/(2*3.14*[.M38]*1000*[.$K$32]*(10^-9))" office:value-type="float" office:value="2123.14225053079" calcext:value-type="float">
            <text:p>2123.1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(([.G39]-1)/[.G39])*90" office:value-type="float" office:value="81" calcext:value-type="float">
            <text:p>81</text:p>
          </table:table-cell>
          <table:table-cell table:number-columns-repeated="4"/>
          <table:table-cell table:formula="of:=[.M38]+10" office:value-type="float" office:value="60" calcext:value-type="float">
            <text:p>60</text:p>
          </table:table-cell>
          <table:table-cell table:style-name="ce2" table:formula="of:=1/(2*3.14*[.M39]*1000*[.$K$32]*(10^-9))" office:value-type="float" office:value="1769.28520877565" calcext:value-type="float">
            <text:p>1769.3</text:p>
          </table:table-cell>
        </table:table-row>
        <table:table-row table:style-name="ro1">
          <table:table-cell table:number-columns-repeated="12"/>
          <table:table-cell table:formula="of:=[.M39]+10" office:value-type="float" office:value="70" calcext:value-type="float">
            <text:p>70</text:p>
          </table:table-cell>
          <table:table-cell table:style-name="ce2" table:formula="of:=1/(2*3.14*[.M40]*1000*[.$K$32]*(10^-9))" office:value-type="float" office:value="1516.53017895056" calcext:value-type="float">
            <text:p>1516.5</text:p>
          </table:table-cell>
        </table:table-row>
        <table:table-row table:style-name="ro1">
          <table:table-cell table:number-columns-repeated="12"/>
          <table:table-cell table:formula="of:=[.M40]+10" office:value-type="float" office:value="80" calcext:value-type="float">
            <text:p>80</text:p>
          </table:table-cell>
          <table:table-cell table:style-name="ce2" table:formula="of:=1/(2*3.14*[.M41]*1000*[.$K$32]*(10^-9))" office:value-type="float" office:value="1326.96390658174" calcext:value-type="float">
            <text:p>1327.0</text:p>
          </table:table-cell>
        </table:table-row>
        <table:table-row table:style-name="ro1">
          <table:table-cell table:number-columns-repeated="12"/>
          <table:table-cell table:formula="of:=[.M41]+10" office:value-type="float" office:value="90" calcext:value-type="float">
            <text:p>90</text:p>
          </table:table-cell>
          <table:table-cell table:style-name="ce2" table:formula="of:=1/(2*3.14*[.M42]*1000*[.$K$32]*(10^-9))" office:value-type="float" office:value="1179.5234725171" calcext:value-type="float">
            <text:p>1179.5</text:p>
          </table:table-cell>
        </table:table-row>
        <table:table-row table:style-name="ro1">
          <table:table-cell table:number-columns-repeated="12"/>
          <table:table-cell table:formula="of:=[.M42]+10" office:value-type="float" office:value="100" calcext:value-type="float">
            <text:p>100</text:p>
          </table:table-cell>
          <table:table-cell table:style-name="ce2" table:formula="of:=1/(2*3.14*[.M43]*1000*[.$K$32]*(10^-9))" office:value-type="float" office:value="1061.57112526539" calcext:value-type="float">
            <text:p>1061.6</text:p>
          </table:table-cell>
        </table:table-row>
        <table:table-row table:style-name="ro1">
          <table:table-cell table:number-columns-repeated="12"/>
          <table:table-cell table:formula="of:=[.M43]+10" office:value-type="float" office:value="110" calcext:value-type="float">
            <text:p>110</text:p>
          </table:table-cell>
          <table:table-cell table:style-name="ce2" table:formula="of:=1/(2*3.14*[.M44]*1000*[.$K$32]*(10^-9))" office:value-type="float" office:value="965.064659332175" calcext:value-type="float">
            <text:p>965.1</text:p>
          </table:table-cell>
        </table:table-row>
        <table:table-row table:style-name="ro1">
          <table:table-cell table:number-columns-repeated="12"/>
          <table:table-cell table:formula="of:=[.M44]+10" office:value-type="float" office:value="120" calcext:value-type="float">
            <text:p>120</text:p>
          </table:table-cell>
          <table:table-cell table:style-name="ce2" table:formula="of:=1/(2*3.14*[.M45]*1000*[.$K$32]*(10^-9))" office:value-type="float" office:value="884.642604387827" calcext:value-type="float">
            <text:p>884.6</text:p>
          </table:table-cell>
        </table:table-row>
        <table:table-row table:style-name="ro1">
          <table:table-cell table:number-columns-repeated="12"/>
          <table:table-cell table:formula="of:=[.M45]+10" office:value-type="float" office:value="130" calcext:value-type="float">
            <text:p>130</text:p>
          </table:table-cell>
          <table:table-cell table:style-name="ce2" table:formula="of:=1/(2*3.14*[.M46]*1000*[.$K$32]*(10^-9))" office:value-type="float" office:value="816.593173281071" calcext:value-type="float">
            <text:p>816.6</text:p>
          </table:table-cell>
        </table:table-row>
        <table:table-row table:style-name="ro1">
          <table:table-cell table:number-columns-repeated="12"/>
          <table:table-cell table:formula="of:=[.M46]+10" office:value-type="float" office:value="140" calcext:value-type="float">
            <text:p>140</text:p>
          </table:table-cell>
          <table:table-cell table:style-name="ce2" table:formula="of:=1/(2*3.14*[.M47]*1000*[.$K$32]*(10^-9))" office:value-type="float" office:value="758.26508947528" calcext:value-type="float">
            <text:p>758.3</text:p>
          </table:table-cell>
        </table:table-row>
        <table:table-row table:style-name="ro1">
          <table:table-cell table:number-columns-repeated="12"/>
          <table:table-cell table:formula="of:=[.M47]+10" office:value-type="float" office:value="150" calcext:value-type="float">
            <text:p>150</text:p>
          </table:table-cell>
          <table:table-cell table:style-name="ce2" table:formula="of:=1/(2*3.14*[.M48]*1000*[.$K$32]*(10^-9))" office:value-type="float" office:value="707.714083510262" calcext:value-type="float">
            <text:p>707.7</text:p>
          </table:table-cell>
        </table:table-row>
        <table:table-row table:style-name="ro1">
          <table:table-cell table:number-columns-repeated="12"/>
          <table:table-cell table:formula="of:=[.M48]+10" office:value-type="float" office:value="160" calcext:value-type="float">
            <text:p>160</text:p>
          </table:table-cell>
          <table:table-cell table:style-name="ce2" table:formula="of:=1/(2*3.14*[.M49]*1000*[.$K$32]*(10^-9))" office:value-type="float" office:value="663.48195329087" calcext:value-type="float">
            <text:p>663.5</text:p>
          </table:table-cell>
        </table:table-row>
        <table:table-row table:style-name="ro1">
          <table:table-cell table:number-columns-repeated="12"/>
          <table:table-cell table:formula="of:=[.M49]+10" office:value-type="float" office:value="170" calcext:value-type="float">
            <text:p>170</text:p>
          </table:table-cell>
          <table:table-cell table:style-name="ce2" table:formula="of:=1/(2*3.14*[.M50]*1000*[.$K$32]*(10^-9))" office:value-type="float" office:value="624.45360309729" calcext:value-type="float">
            <text:p>624.5</text:p>
          </table:table-cell>
        </table:table-row>
        <table:table-row table:style-name="ro1">
          <table:table-cell table:number-columns-repeated="12"/>
          <table:table-cell table:formula="of:=[.M50]+10" office:value-type="float" office:value="180" calcext:value-type="float">
            <text:p>180</text:p>
          </table:table-cell>
          <table:table-cell table:style-name="ce2" table:formula="of:=1/(2*3.14*[.M51]*1000*[.$K$32]*(10^-9))" office:value-type="float" office:value="589.761736258552" calcext:value-type="float">
            <text:p>589.8</text:p>
          </table:table-cell>
        </table:table-row>
        <table:table-row table:style-name="ro1">
          <table:table-cell table:number-columns-repeated="12"/>
          <table:table-cell table:formula="of:=[.M51]+10" office:value-type="float" office:value="190" calcext:value-type="float">
            <text:p>190</text:p>
          </table:table-cell>
          <table:table-cell table:style-name="ce2" table:formula="of:=1/(2*3.14*[.M52]*1000*[.$K$32]*(10^-9))" office:value-type="float" office:value="558.721644876523" calcext:value-type="float">
            <text:p>558.7</text:p>
          </table:table-cell>
        </table:table-row>
        <table:table-row table:style-name="ro1">
          <table:table-cell table:number-columns-repeated="12"/>
          <table:table-cell table:formula="of:=[.M52]+10" office:value-type="float" office:value="200" calcext:value-type="float">
            <text:p>200</text:p>
          </table:table-cell>
          <table:table-cell table:style-name="ce2" table:formula="of:=1/(2*3.14*[.M53]*1000*[.$K$32]*(10^-9))" office:value-type="float" office:value="530.785562632696" calcext:value-type="float">
            <text:p>53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7:56:41.238692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1:39:38.725854595</meta:creation-date>
    <dc:date>2016-09-24T18:42:01.252223982</dc:date>
    <meta:editing-duration>PT9M48S</meta:editing-duration>
    <meta:editing-cycles>3</meta:editing-cycles>
    <meta:generator>LibreOffice/5.1.2.2$Linux_X86_64 LibreOffice_project/10m0$Build-2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.D2:Sheet1.E22" svg:x="0.32cm" svg:y="0.18cm" svg:width="15.36cm" svg:height="8.64cm">
          <chartooo:coordinate-region svg:x="1.047cm" svg:y="0.379cm" svg:width="14.1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" chart:class="chart:scatter">
            <chart:domain table:cell-range-address="Sheet1.D2:Sheet1.D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D2:Sheet1.D22</svg:desc>
                </draw:g>
              </table:table-cell>
              <table:table-cell office:value-type="float" office:value="12.9459893325048">
                <text:p>12.9459893325048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.76759359950287">
                <text:p>7.76759359950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5.54828114250205">
                <text:p>5.54828114250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.3153297775016">
                <text:p>4.3153297775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.5307243634104">
                <text:p>3.5307243634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2.9875359998088">
                <text:p>2.9875359998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2.58919786650096">
                <text:p>2.5891978665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2.28458635279496">
                <text:p>2.28458635279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.04410357881655">
                <text:p>2.0441035788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.84942704750068">
                <text:p>1.8494270475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1.68860730423976">
                <text:p>1.68860730423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1.55351871990057">
                <text:p>1.55351871990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.4384432591672">
                <text:p>1.4384432591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.33924027577636">
                <text:p>1.33924027577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">
                <text:p>155</text:p>
              </table:table-cell>
              <table:table-cell office:value-type="float" office:value="1.25283767733917">
                <text:p>1.25283767733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1.1769081211368">
                <text:p>1.1769081211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.10965622850041">
                <text:p>1.10965622850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">
                <text:p>185</text:p>
              </table:table-cell>
              <table:table-cell office:value-type="float" office:value="1.04967481074363">
                <text:p>1.04967481074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0.995845333269599">
                <text:p>0.995845333269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0.947267512134497">
                <text:p>0.947267512134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">
                <text:p>215</text:p>
              </table:table-cell>
              <table:table-cell office:value-type="float" office:value="0.90320855808173">
                <text:p>0.9032085580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